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" svg:font-family="FreeSerif"/>
    <style:font-face style:name="Lohit Hindi1" svg:font-family="'Lohit Hindi'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spring-mvc-spring-data-jpa-extension-start</text:p>
      <text:h text:style-name="Heading_20_1" text:outline-level="1">Configuration Spring MVC / Spring Data JPA</text:h>
      <text:p text:style-name="Text_20_body">Enlever <text:span text:style-name="code_20_inline">@Ignore</text:span> sur le test <text:span text:style-name="code_20_inline">SpringMvcSpringDataJpaIntegrationTest</text:span>.</text:p>
      <text:p text:style-name="Text_20_body">Compléter la configuration Spring MVC et Spring Data JPA jusqu'à ce que le test passe (il faut configurer la <text:span text:style-name="code_20_inline">DispatcherServlet</text:span>, la détection des repositories Spring Data JPA, etc).</text:p>
      <text:h text:style-name="Heading_20_1" text:outline-level="1">Pagination en paramètres des contrôleurs</text:h>
      <text:h text:style-name="Heading_20_2" text:outline-level="2">Étape 1 : retourner une liste de contacts</text:h>
      <text:p text:style-name="Text_20_body">Ajouter un support de pagination au contrôleur. Un client doit pouvoir envoyer une requête telle que la suivante pour demander la deuxième page de contacts :</text:p>
      <text:p text:style-name="code">http://localhost:8080/spring-data-jpa/zen-contact/contacts?page=1&amp;page.size=10&amp;page.sort=firstname</text:p>
      <text:p text:style-name="Text_20_body">La requête demande aussi que la taille de page soit de 10 et les contacts soient triés par prénom.</text:p>
      <text:p text:style-name="Text_20_body">La méthode de contrôleur peut ressembler à l'exemple suivant :</text:p>
      <text:p text:style-name="code">@RequestMapping(value="/contacts",method=RequestMethod.GET)</text:p>
      <text:p text:style-name="code">@ResponseBody </text:p>
      <text:p text:style-name="code">public List&lt;Contact&gt; contacts(Pageable pageable) {</text:p>
      <text:p text:style-name="code"><text:s text:c="2"/>return contactRepository.findAll(pageable).getContent();</text:p>
      <text:p text:style-name="code">}</text:p>
      <text:p text:style-name="Text_20_body">Modifier le test en conséquence pour tester la pagination (ajouter une méthode de test, le développement ne doit pas provoquer de régression, c'est-à-dire que les tests précédents doivent toujours fonctionner).</text:p>
      <text:h text:style-name="Heading_20_2" text:outline-level="2">Étape 2 : retourner une page</text:h>
      <text:p text:style-name="Text_20_body">Le client doit avoir plus d'informations sur les enregistrements qu'il récupère par page (nombre total d'enregistrements, numéro de la page courante, etc). On peut ajouter une méthode au contrôleur :</text:p>
      <text:p text:style-name="code">@RequestMapping(value="/contacts/pages",method=RequestMethod.GET)</text:p>
      <text:p text:style-name="code">@ResponseBody </text:p>
      <text:p text:style-name="code">public Page&lt;Contact&gt; contactsPages(Pageable pageable) {</text:p>
      <text:p text:style-name="code"><text:s text:c="2"/>return contactRepository.findAll(pageable);</text:p>
      <text:p text:style-name="code">}</text:p>
      <text:p text:style-name="Standard">L'url de consultation sera la suivante :</text:p>
      <text:p text:style-name="code">http://localhost:8080/spring-data-jpa/zen-contact/contacts/pages?page=1&amp;page.size=10&amp;page.sort=firstname</text:p>
      <text:p text:style-name="Text_20_body">Modifier le test en conséquence pour tester cette nouvelle pagination (ajouter une méthode de test, le développement ne doit pas provoquer de régression, c'est-à-dire que les tests précédents doivent toujours fonctionner).</text:p>
      <text:p text:style-name="Text_20_body">Le test ne pourra plus travailler directement avec des objets de type <text:span text:style-name="code_20_inline">Contact</text:span>, car Jackson ne sera pas capable de détecter le type des données retournées. Il faudra donc demander au <text:span text:style-name="code_20_inline">RestTemplate</text:span> de retourner une String, afin d'obtenir le code JSON. On pourra ensuite utilise l'API Jackson pour récupérer les informations dans le document JSON. Voici quelques exemples d'utilisation de Jackson :</text:p>
      <text:p text:style-name="code">String pageAsString = tpl.getForObject(...);</text:p>
      <text:p text:style-name="code">ObjectMapper mapper = new ObjectMapper();</text:p>
      <text:p text:style-name="code">JsonNode page = mapper.readTree(pageAsString);</text:p>
      <text:p text:style-name="code">// récupère les enregistrements</text:p>
      <text:p text:style-name="code"><text:soft-page-break/>ArrayNode content = (ArrayNode) page.get("content");</text:p>
      <text:p text:style-name="code">// récupère le nombre d'enregistrements de la page</text:p>
      <text:p text:style-name="code">JsonNode noeNode = page.get("numberOfElements");</text:p>
      <text:p text:style-name="code">int numberOfElements = noeNode.getIntValue();</text:p>
      <text:h text:style-name="Heading_20_1" text:outline-level="1">Recherche</text:h>
      <text:p text:style-name="Text_20_body">Le client doit pouvoir envoyer un critère de recherche, par exemple :</text:p>
      <text:p text:style-name="code">http://localhost:8080/spring-data-jpa/zen-contact/contacts?search=dalton</text:p>
      <text:p text:style-name="Text_20_body">ou encore</text:p>
      <text:p text:style-name="code">http://localhost:8080/spring-data-jpa/zen-contact/contacts/pages?page=1&amp;page.size=10&amp;page.sort=firstname&amp;search=dalton</text:p>
      <text:p text:style-name="Text_20_body">Les méthodes de contrôleur <text:span text:style-name="code_20_inline">contacts</text:span> et <text:span text:style-name="code_20_inline">contactsPages</text:span> doivent être modifiées de la manière suivante :</text:p>
      <text:p text:style-name="code">@RequestMapping(value="/contacts",method=RequestMethod.GET)</text:p>
      <text:p text:style-name="code">@ResponseBody </text:p>
      <text:p text:style-name="code">public List&lt;Contact&gt; contacts(Pageable pageable, @Search String search) {</text:p>
      <text:p text:style-name="code"><text:s text:c="2"/>if(search == null) {</text:p>
      <text:p text:style-name="code"><text:s text:c="4"/>return contactRepository.findAll(pageable).getContent();</text:p>
      <text:p text:style-name="code"><text:s text:c="2"/>} else {</text:p>
      <text:p text:style-name="code"><text:s text:c="4"/>return contactRepository.findBySearchCriteria(search, pageable).getContent();</text:p>
      <text:p text:style-name="code"><text:s text:c="2"/>}</text:p>
      <text:p text:style-name="code">}</text:p>
      <text:p text:style-name="Standard">La méthode <text:span text:style-name="code_20_inline">ContactRepository.findBySearchCriteria</text:span> correspond à la requête nommée suivante :</text:p>
      <text:p text:style-name="code">from Contact c where lower(c.firstname) = lower(?1) or lower(c.lastname) = lower(?1)</text:p>
      <text:p text:style-name="Standard">Modifier le test pour tester cette fonctionnalité de recherche (ajouter une méthode de test, le développement ne doit pas provoquer de régression, c'est-à-dire que les tests précédents doivent toujours fonctionner).</text:p>
      <text:h text:style-name="Heading_20_1" text:outline-level="1">Chargement d'une entité à partir de son identifiant</text:h>
      <text:p text:style-name="Standard">Modifier la méthode <text:span text:style-name="code_20_inline">ContactController.contact</text:span> de la manière suivante (l'entité est directement chargée) :</text:p>
      <text:p text:style-name="code">@RequestMapping(value="/contacts/{id}",method=RequestMethod.GET)</text:p>
      <text:p text:style-name="code">public ResponseEntity&lt;Contact&gt; contact(@Domain Contact contact) {<text:tab/><text:tab/></text:p>
      <text:p text:style-name="code"><text:s text:c="2"/>ResponseEntity&lt;Contact&gt; response = new ResponseEntity&lt;Contact&gt;(</text:p>
      <text:p text:style-name="code"><text:s text:c="4"/>contact,</text:p>
      <text:p text:style-name="code"><text:s text:c="4"/>contact == null ? HttpStatus.NOT_FOUND : HttpStatus.OK</text:p>
      <text:p text:style-name="code"><text:s text:c="2"/>);</text:p>
      <text:p text:style-name="code"><text:s text:c="2"/>return response;</text:p>
      <text:p text:style-name="code">}</text:p>
      <text:p text:style-name="Standard">Pour implémenter cette fonctionnalité, la classe <text:span text:style-name="code_20_inline">SpringDataRepositoryFacade</text:span> pourra s'avérer utile : elle permet de récupérer un repository en connaissant simplement la classe d'entité sur laquelle on veut travailler.</text:p>
      <text:p text:style-name="Standard">Il n'est pas nécessaire de modifier le test, il doit toujours fonctionner de la même mani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" svg:font-family="FreeSerif"/>
    <style:font-face style:name="Lohit Hindi1" svg:font-family="'Lohit Hindi'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 style:class="text" style:master-page-name="">
      <style:paragraph-properties fo:margin-top="0in" fo:margin-bottom="0in" style:page-number="auto" fo:background-color="#e6e6e6">
        <style:background-image/>
      </style:paragraph-properties>
      <style:text-properties style:font-name="Courier New" fo:font-size="9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inline" style:display-name="code inline" style:family="text">
      <style:text-properties style:font-name="Courier New" fo:font-size="11pt" fo:background-color="transparen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cogoluegnes </meta:initial-creator>
    <meta:creation-date>2012-03-10T14:17:25</meta:creation-date>
    <dc:date>2012-03-12T17:37:34</dc:date>
    <dc:creator>acogoluegnes </dc:creator>
    <meta:editing-duration>PT46M51S</meta:editing-duration>
    <meta:editing-cycles>27</meta:editing-cycles>
    <meta:generator>LibreOffice/3.3$Unix LibreOffice_project/330m19$Build-401</meta:generator>
    <meta:document-statistic meta:table-count="0" meta:image-count="0" meta:object-count="0" meta:page-count="2" meta:paragraph-count="65" meta:word-count="533" meta:character-count="4593"/>
  </office:meta>
</office:document-meta>
</file>